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Heading_20_1">
      <style:text-properties officeooo:rsid="00190962" officeooo:paragraph-rsid="00190962"/>
    </style:style>
    <style:style style:name="P2" style:family="paragraph" style:parent-style-name="Standard">
      <style:text-properties fo:language="en" fo:country="US"/>
    </style:style>
    <style:style style:name="P3" style:family="paragraph" style:parent-style-name="Heading_20_1">
      <style:text-properties fo:language="en" fo:country="US"/>
    </style:style>
    <style:style style:name="P4" style:family="paragraph" style:parent-style-name="Heading_20_1">
      <style:text-properties fo:language="en" fo:country="US" officeooo:rsid="00190962" officeooo:paragraph-rsid="00190962"/>
    </style:style>
    <style:style style:name="P5" style:family="paragraph" style:parent-style-name="Heading_20_1">
      <style:text-properties officeooo:rsid="00190962" officeooo:paragraph-rsid="00190962"/>
    </style:style>
    <style:style style:name="P6" style:family="paragraph" style:parent-style-name="Standard">
      <style:text-properties officeooo:rsid="001aa0a5" officeooo:paragraph-rsid="001aa0a5"/>
    </style:style>
    <style:style style:name="P7" style:family="paragraph" style:parent-style-name="Standard" style:list-style-name="L1">
      <style:text-properties officeooo:rsid="001aa0a5" officeooo:paragraph-rsid="001aa0a5"/>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0019096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troduction</text:h>
      <text:p text:style-name="Standard"><text:span text:style-name="T1">The digital revolution is rapidly changing many industries. In many cases, it is associated with significant increases in productivity and benefits. Many industries have embraced the revolution, among them the healthcare industry. In the United States, the </text:span><text:span text:style-name="T2">Health Information Technology for Economic and Clinical Health Act (HITECH) </text:span><text:span text:style-name="T1">established the societal vision for the American healthcare industry. The </text:span><text:span text:style-name="T2">Health Insurance Portability and Accountability Act (HIPPA) </text:span><text:span text:style-name="T1">is also among the most stringent rules surrounding technology standards and information security. Additionally, the </text:span><text:span text:style-name="T2">Centers for Medicare and Medicaid Services (CMS) </text:span><text:span text:style-name="T1">provides payments to hospitals and other healthcare providers for demonstrating the efficient use of Electronic Health Record (EHR) systems.</text:span></text:p>
      <text:p text:style-name="P2"/>
      <text:p text:style-name="P2">However, despite the benefits, information technology does not come cheap. Like all infrastructure investments, information technology infrastructure comes with a large capital cost for setup. Furthermore, adopting information technology may come with a high operating cost price tag as well. Organizations may need to increase the number of employees to maintain the additional infrastructure overhead. Additionally, </text:p>
      <text:p text:style-name="P2"/>
      <text:p text:style-name="P2">For these reasons, government support is often crucial for organizations to take the risks and modernize their infrastructure.</text:p>
      <text:h text:style-name="P1" text:outline-level="1">Statement of the problem</text:h>
      <text:p text:style-name="P6">Is the US government’s investment in healthcare information technology infrastructure equitable?</text:p>
      <text:h text:style-name="P3" text:outline-level="1"><text:soft-page-break/>Literature Review</text:h>
      <text:p text:style-name="P6">The literature we reviewed can be broken down into three main categories. These categories are:</text:p>
      <text:list xml:id="list4292366433" text:style-name="L1">
        <text:list-item>
          <text:p text:style-name="P7">What is the current status of investment into HIT?</text:p>
        </text:list-item>
        <text:list-item>
          <text:p text:style-name="P7">Is HIT beneficial or harmful for health practitioners and patient outcomes?</text:p>
        </text:list-item>
        <text:list-item>
          <text:p text:style-name="P7">Does government investment generally increase or decrease social inequality?</text:p>
        </text:list-item>
      </text:list>
      <text:h text:style-name="P1" text:outline-level="1">Definition of Variables</text:h>
      <text:p text:style-name="P6">The independent variable we used to measure are the counties of the American State of California.</text:p>
      <text:p text:style-name="P6"/>
      <text:p text:style-name="P6"/>
      <text:h text:style-name="P4" text:outline-level="1">Proposed Hypothesis</text:h>
      <text:h text:style-name="P1" text:outline-level="1">Research Design</text:h>
      <text:h text:style-name="P1" text:outline-level="1">Data Collection</text:h>
      <text:h text:style-name="P1" text:outline-level="1">Data Analysis</text:h>
      <text:h text:style-name="Heading_20_1" text:outline-level="1"><text:span text:style-name="T1">Results </text:span><text:span text:style-name="T3">&amp; Discussions</text:span></text:h>
      <text:h text:style-name="Heading_20_1" text:outline-level="1"><text:span text:style-name="T1">Conclusion </text:span><text:span text:style-name="T3">&amp; Recommendations</text:span></text:h>
      <text:h text:style-name="P3" text:outline-level="1">Referen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CA" style:letter-kerning="false" style:font-name-asian="等线"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等线" style:font-size-asian="11pt" style:language-asian="zh" style:country-asian="CN"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fo:font-size="16pt" style:font-name-asian="等线 Light" style:font-family-asian="'等线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Times New Roman" fo:font-family="'Times New Roman'" style:font-family-generic="roman" style:font-pitch="variable" fo:font-size="16pt" style:font-name-asian="等线 Light" style:font-family-asian="'等线 Light'" style:font-family-generic-asian="system" style:font-pitch-asian="variable" style:font-size-asian="16pt" style:font-name-complex="DejaVu Sans" style:font-family-complex="'DejaVu Sans'" style:font-family-generic-complex="system" style:font-pitch-complex="variable" style:font-size-complex="16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nyu Huang</meta:initial-creator>
    <meta:editing-cycles>32</meta:editing-cycles>
    <meta:creation-date>2022-10-15T03:29:00</meta:creation-date>
    <dc:date>2022-10-20T23:38:04.241962825</dc:date>
    <meta:editing-duration>PT2H34M54S</meta:editing-duration>
    <meta:generator>LibreOffice/7.4.1.2$Linux_X86_64 LibreOffice_project/40$Build-2</meta:generator>
    <meta:document-statistic meta:table-count="0" meta:image-count="0" meta:object-count="0" meta:page-count="2" meta:paragraph-count="20" meta:word-count="278" meta:character-count="2008" meta:non-whitespace-character-count="1752"/>
    <meta:user-defined meta:name="AppVersion">16.0000</meta:user-defined>
    <meta:user-defined meta:name="GrammarlyDocumentId">a8c1d6895339d1e24fe1023bd68285f44316b4685d6692c83cbb6f95c8c4e771</meta:user-defined>
    <meta:template xlink:type="simple" xlink:actuate="onRequest" xlink:title="Normal" xlink:href=""/>
  </office:meta>
</office:document-meta>
</file>